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85cm" fo:min-width="4.5cm"/>
    </style:style>
    <style:style style:name="gr2" style:family="graphic" style:parent-style-name="standard">
      <style:graphic-properties draw:textarea-horizontal-align="justify" draw:textarea-vertical-align="middle" draw:auto-grow-height="false" fo:min-height="1.75cm" fo:min-width="4.5cm"/>
    </style:style>
    <style:style style:name="gr3" style:family="graphic" style:parent-style-name="standard">
      <style:graphic-properties draw:textarea-horizontal-align="justify" draw:textarea-vertical-align="middle" draw:auto-grow-height="false" fo:min-height="0.75cm" fo:min-width="2.5cm"/>
    </style:style>
    <style:style style:name="gr4" style:family="graphic" style:parent-style-name="standard">
      <style:graphic-properties draw:textarea-horizontal-align="justify" draw:textarea-vertical-align="middle" draw:auto-grow-height="false" fo:min-height="0.75cm" fo:min-width="3.5cm"/>
    </style:style>
    <style:style style:name="gr5" style:family="graphic" style:parent-style-name="standard">
      <style:graphic-properties draw:textarea-horizontal-align="justify" draw:textarea-vertical-align="middle" draw:auto-grow-height="false" fo:min-height="0.75cm" fo:min-width="3.512cm"/>
    </style:style>
    <style:style style:name="gr6" style:family="graphic" style:parent-style-name="standard">
      <style:graphic-properties draw:textarea-horizontal-align="justify" draw:textarea-vertical-align="middle" draw:auto-grow-height="false" fo:min-height="0.15cm" fo:min-width="1.426cm"/>
    </style:style>
    <style:style style:name="gr7" style:family="graphic" style:parent-style-name="standard">
      <style:graphic-properties draw:textarea-horizontal-align="justify" draw:textarea-vertical-align="middle" draw:auto-grow-height="false" fo:min-height="0.75cm" fo:min-width="3.513cm"/>
    </style:style>
    <style:style style:name="gr8" style:family="graphic" style:parent-style-name="standard">
      <style:graphic-properties draw:textarea-horizontal-align="justify" draw:textarea-vertical-align="middle" draw:auto-grow-height="false" fo:min-height="0.15cm" fo:min-width="2.156cm"/>
    </style:style>
    <style:style style:name="gr9" style:family="graphic" style:parent-style-name="standard">
      <style:graphic-properties draw:textarea-horizontal-align="justify" draw:textarea-vertical-align="middle" draw:auto-grow-height="false" fo:min-height="0.13cm" fo:min-width="1.426cm"/>
    </style:style>
    <style:style style:name="gr10" style:family="graphic" style:parent-style-name="standard">
      <style:graphic-properties draw:textarea-vertical-align="middle"/>
    </style:style>
    <style:style style:name="gr11" style:family="graphic" style:parent-style-name="standard">
      <style:graphic-properties draw:textarea-horizontal-align="justify" draw:textarea-vertical-align="top" draw:auto-grow-height="false" fo:min-height="2.25cm" fo:min-width="4.316cm" fo:wrap-option="no-wrap"/>
    </style:style>
    <style:style style:name="gr12" style:family="graphic" style:parent-style-name="standard">
      <style:graphic-properties svg:stroke-width="0.035cm" draw:marker-start-width="0.252cm" draw:marker-end-width="0.252cm" draw:textarea-horizontal-align="justify" draw:textarea-vertical-align="top" draw:auto-grow-height="false" fo:min-height="3.084cm" fo:min-width="3.76cm" fo:padding-top="0.142cm" fo:padding-bottom="0.142cm" fo:padding-left="0.267cm" fo:padding-right="0.267cm" fo:wrap-option="no-wrap"/>
    </style:style>
    <style:style style:name="gr13" style:family="graphic" style:parent-style-name="standard">
      <style:graphic-properties draw:stroke="dash" draw:stroke-dash="Ultrafine_20_Dashed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tyle="normal" style:font-style-asian="normal" style:font-style-complex="normal"/>
    </style:style>
    <style:style style:name="P3" style:family="paragraph">
      <style:paragraph-properties fo:text-align="start"/>
    </style:style>
    <style:style style:name="T1" style:family="text">
      <style:text-properties fo:font-size="14pt" fo:font-style="normal" style:font-size-asian="14pt" style:font-style-asian="normal" style:font-size-complex="14pt" style:font-style-complex="normal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8pt" fo:font-style="italic" style:font-size-asian="8pt" style:font-style-asian="italic" style:font-size-complex="8pt" style:font-style-complex="italic"/>
    </style:style>
    <style:style style:name="T5" style:family="text">
      <style:text-properties fo:font-size="8pt" style:font-size-asian="8pt" style:font-size-complex="8pt"/>
    </style:style>
    <style:style style:name="T6" style:family="text">
      <style:text-properties fo:font-size="11pt" style:font-size-asian="11pt" style:font-size-complex="11pt"/>
    </style:style>
    <style:style style:name="T7" style:family="text"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T8" style:family="text"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T9" style:family="text">
      <style:text-properties fo:font-size="14pt" fo:font-style="normal" style:text-underline-style="solid" style:text-underline-width="auto" style:text-underline-color="font-color" style:font-size-asian="14pt" style:font-style-asian="normal" style:font-size-complex="14pt" style:font-style-complex="normal"/>
    </style:style>
    <style:style style:name="T10" style:family="text">
      <style:text-properties fo:font-size="9pt" fo:font-style="normal" style:font-size-asian="9pt" style:font-style-asian="normal" style:font-size-complex="9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5cm" svg:height="1.1cm" svg:x="8.5cm" svg:y="5cm">
          <svg:desc>Other Names</svg:desc>
          <text:p text:style-name="P1"><text:span text:style-name="T1">Graphical Interfa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1" draw:id="id1" draw:layer="layout" svg:width="5cm" svg:height="2cm" svg:x="8.5cm" svg:y="2.5cm">
          <text:p text:style-name="P1">Window</text:p>
          <draw:enhanced-geometry svg:viewBox="0 0 21600 21600" draw:type="rectangle" draw:enhanced-path="M 0 0 L 21600 0 21600 21600 0 21600 0 0 Z N"/>
        </draw:custom-shape>
        <draw:custom-shape draw:style-name="gr3" draw:text-style-name="P2" xml:id="id3" draw:id="id3" draw:layer="layout" svg:width="3cm" svg:height="1cm" svg:x="4cm" svg:y="9cm">
          <text:p text:style-name="P2"><text:span text:style-name="T1">Spa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xml:id="id5" draw:id="id5" draw:layer="layout" svg:width="3cm" svg:height="1cm" svg:x="14cm" svg:y="9cm">
          <text:p text:style-name="P1"><text:span text:style-name="T2">Men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xml:id="id4" draw:id="id4" draw:layer="layout" svg:width="4cm" svg:height="1cm" svg:x="1cm" svg:y="11cm">
          <text:p text:style-name="P1"><text:span text:style-name="T2">HU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4cm" svg:height="1cm" svg:x="1cm" svg:y="13cm">
          <text:p text:style-name="P1"><text:span text:style-name="T2">3D Game Objec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xml:id="id6" draw:id="id6" draw:layer="layout" svg:width="4.012cm" svg:height="1cm" svg:x="16.013cm" svg:y="11cm">
          <text:p text:style-name="P1"><text:span text:style-name="T2">Widge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1.926cm" svg:height="0.4cm" svg:x="16.093cm" svg:y="11.9cm">
          <text:p text:style-name="P1"><text:span text:style-name="T3">Button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1.926cm" svg:height="0.4cm" svg:x="18.019cm" svg:y="11.9cm">
          <text:p text:style-name="P1"><text:span text:style-name="T3">Slider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" draw:layer="layout" svg:width="4.013cm" svg:height="1cm" svg:x="13.5cm" svg:y="13.02cm">
          <text:p text:style-name="P1"><text:span text:style-name="T2">Backgroun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1.926cm" svg:height="0.4cm" svg:x="13.581cm" svg:y="13.92cm">
          <text:p text:style-name="P1"><text:span text:style-name="T3">Vide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1.926cm" svg:height="0.4cm" svg:x="15.507cm" svg:y="13.92cm">
          <text:p text:style-name="P1"><text:span text:style-name="T3">Ima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" draw:layer="layout" svg:width="2.656cm" svg:height="0.4cm" svg:x="14.2cm" svg:y="14.3cm">
          <text:p text:style-name="P1"><text:span text:style-name="T4">3D Space</text:span><text:span text:style-name="T5"> Sce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" draw:layer="layout" svg:width="1.926cm" svg:height="0.38cm" svg:x="13.581cm" svg:y="13.92cm">
          <text:p text:style-name="P1"><text:span text:style-name="T3">Vide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" xml:id="id7" draw:id="id7" draw:layer="layout" svg:width="4.013cm" svg:height="1cm" svg:x="11cm" svg:y="11cm">
          <text:p text:style-name="P1"><text:span text:style-name="T2">Game Objec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1.926cm" svg:height="0.4cm" svg:x="11.08cm" svg:y="11.9cm">
          <text:p text:style-name="P1"><text:span text:style-name="T3">3D Objec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1.926cm" svg:height="0.4cm" svg:x="13.006cm" svg:y="11.9cm">
          <text:p text:style-name="P1"><text:span text:style-name="T3">2D Objec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" draw:text-style-name="P1" draw:layer="layout" svg:x1="11cm" svg:y1="4.5cm" svg:x2="11cm" svg:y2="5cm" draw:start-shape="id1" draw:start-glue-point="2" draw:end-shape="id2" draw:end-glue-point="0" svg:d="M11000 4500v500" svg:viewBox="0 0 1 501">
          <text:p/>
        </draw:connector>
        <draw:connector draw:style-name="gr10" draw:text-style-name="P1" draw:layer="layout" svg:x1="5.5cm" svg:y1="10cm" svg:x2="5cm" svg:y2="11.5cm" draw:start-shape="id3" draw:start-glue-point="2" draw:end-shape="id4" draw:end-glue-point="1" svg:d="M5500 10000v1500h-500" svg:viewBox="0 0 501 1501">
          <text:p/>
        </draw:connector>
        <draw:connector draw:style-name="gr10" draw:text-style-name="P1" draw:layer="layout" draw:line-skew="0cm 2.001cm 2.001cm" svg:x1="15.5cm" svg:y1="10cm" svg:x2="18.019cm" svg:y2="11cm" draw:start-shape="id5" draw:start-glue-point="2" draw:end-shape="id6" draw:end-glue-point="0" svg:d="M15500 10000v501-1h2519v500" svg:viewBox="0 0 2520 1001">
          <text:p/>
        </draw:connector>
        <draw:connector draw:style-name="gr10" draw:text-style-name="P1" draw:layer="layout" draw:line-skew="-1.51cm" svg:x1="15.5cm" svg:y1="10cm" svg:x2="15.506cm" svg:y2="13.02cm" draw:start-shape="id5" svg:d="M15500 10000v251h6v2769" svg:viewBox="0 0 7 3021">
          <text:p/>
        </draw:connector>
        <draw:connector draw:style-name="gr10" draw:text-style-name="P1" draw:layer="layout" svg:x1="15.5cm" svg:y1="10cm" svg:x2="13.006cm" svg:y2="11cm" draw:start-shape="id5" draw:start-glue-point="2" draw:end-shape="id7" draw:end-glue-point="0" svg:d="M15500 10000v500h-2494v500" svg:viewBox="0 0 2495 1001">
          <text:p/>
        </draw:connector>
        <draw:connector draw:style-name="gr10" draw:text-style-name="P1" draw:layer="layout" draw:line-skew="1.599cm" svg:x1="5.5cm" svg:y1="10cm" svg:x2="5cm" svg:y2="13.5cm" draw:start-shape="id3" draw:start-glue-point="2" svg:d="M5500 10000v3600h-500v-100" svg:viewBox="0 0 501 3601">
          <text:p/>
        </draw:connector>
        <draw:custom-shape draw:style-name="gr11" draw:text-style-name="P1" draw:layer="layout" svg:width="5.2cm" svg:height="2.7cm" svg:x="14.7cm" svg:y="2cm">
          <text:p text:style-name="P1"><text:span text:style-name="T6">Names</text:span></text:p>
          <text:list text:style-name="L1">
            <text:list-item>
              <text:p text:style-name="P3"><text:span text:style-name="T6">Render Group</text:span></text:p>
            </text:list-item>
            <text:list-item>
              <text:p text:style-name="P3"><text:span text:style-name="T6">Render Context</text:span></text:p>
            </text:list-item>
            <text:list-item>
              <text:p text:style-name="P3"><text:span text:style-name="T7">Graphical Interface</text:span></text:p>
            </text:list-item>
          </text:list>
          <draw:enhanced-geometry svg:viewBox="0 0 21600 21600" draw:text-areas="800 800 20800 20800" draw:type="round-rectangular-callout" draw:modifiers="-3280.90751778504 26790.077748981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2" draw:text-style-name="P1" draw:layer="layout" svg:width="4.6cm" svg:height="3.6cm" svg:x="1.6cm" svg:y="2.2cm">
          <text:p text:style-name="P1"><text:span text:style-name="T6">Other Names</text:span></text:p>
          <text:list text:style-name="L1">
            <text:list-item>
              <text:p text:style-name="P3"><text:span text:style-name="T8">World</text:span></text:p>
            </text:list-item>
            <text:list-item>
              <text:p text:style-name="P3"><text:span text:style-name="T8">Space </text:span></text:p>
            </text:list-item>
          </text:list>
          <draw:enhanced-geometry svg:viewBox="0 0 21600 21600" draw:text-areas="800 800 20800 20800" draw:type="round-rectangular-callout" draw:modifiers="16590.828080852 37309.636212163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onnector draw:style-name="gr13" draw:text-style-name="P1" draw:layer="layout" draw:line-skew="-0.05cm" svg:x1="11cm" svg:y1="6.1cm" svg:x2="15.5cm" svg:y2="9cm" draw:start-shape="id2" draw:start-glue-point="2" draw:end-shape="id5" draw:end-glue-point="0" svg:d="M11000 6100v1400h4500v1500" svg:viewBox="0 0 4501 2901">
          <text:p/>
        </draw:connector>
        <draw:connector draw:style-name="gr13" draw:text-style-name="P1" draw:layer="layout" draw:line-skew="0.2cm" svg:x1="11.001cm" svg:y1="6.1cm" svg:x2="5.5cm" svg:y2="9cm" draw:end-shape="id3" draw:end-glue-point="0" svg:d="M11001 6100v1400h-5501v1500" svg:viewBox="0 0 5502 2901">
          <text:p/>
        </draw:connector>
        <draw:custom-shape draw:style-name="gr3" draw:text-style-name="P2" draw:layer="layout" svg:width="3cm" svg:height="1cm" svg:x="4cm" svg:y="9cm">
          <text:p text:style-name="P2"><text:span text:style-name="T9">Space</text:span></text:p>
          <text:p text:style-name="P2"><text:span text:style-name="T10">3D Environment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xml:id="id8" draw:id="id8" draw:layer="layout" svg:width="3cm" svg:height="1cm" svg:x="7cm" svg:y="13cm">
          <text:p text:style-name="P2"><text:span text:style-name="T9">Canvas</text:span></text:p>
          <text:p text:style-name="P2"><text:span text:style-name="T10">2D Environment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" draw:text-style-name="P1" draw:layer="layout" svg:x1="11.002cm" svg:y1="6.1cm" svg:x2="8.5cm" svg:y2="13cm" draw:end-shape="id8" draw:end-glue-point="0" svg:d="M11002 6100v3200h-2502v3700" svg:viewBox="0 0 2503 6901">
          <text:p/>
        </draw:connector>
      </draw:page>
      <draw:page draw:name="page2" draw:style-name="dp1" draw:master-page-name="Default"/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Bitstream Vera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eece Scott</meta:initial-creator>
    <meta:creation-date>2019-07-16T08:13:41.385291036</meta:creation-date>
    <dc:date>2019-07-17T08:12:22.703889652</dc:date>
    <dc:creator>Reece Scott</dc:creator>
    <meta:editing-duration>PT1H8M58S</meta:editing-duration>
    <meta:editing-cycles>43</meta:editing-cycles>
    <meta:generator>LibreOffice/6.2.4.2.0$Linux_X86_64 LibreOffice_project/20$Build-2</meta:generator>
    <meta:document-statistic meta:object-count="30"/>
  </office:meta>
</office:document-meta>
</file>